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99ff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ce7"/>
        <table:table-column table:style-name="co1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 table:number-columns-repeated="2"/>
          <table:table-cell table:style-name="ce56" office:value-type="float" office:value="2900">
            <text:p>2900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table:number-columns-repeated="2"/>
          <table:table-cell table:style-name="ce2" table:formula="of:=SUM([.B3:.F3])" office:value-type="float" office:value="29400">
            <text:p>29400</text:p>
          </table:table-cell>
          <table:table-cell table:style-name="ce8" table:formula="of:=SUM([.B28:.F28])" office:value-type="float" office:value="1406.20870357712">
            <text:p>1406.2087035771</text:p>
          </table:table-cell>
          <table:table-cell office:value-type="string">
            <text:p>Անի Գ․</text:p>
          </table:table-cell>
          <table:table-cell office:value-type="string">
            <text:p>5000+2440</text:p>
          </table:table-cell>
          <table:table-cell office:value-type="string">
            <text:p>60000(salary)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1406.20870357712">
            <text:p>1406.2087035771</text:p>
          </table:table-cell>
          <table:table-cell office:value-type="string">
            <text:p>Անժելա</text:p>
          </table:table-cell>
          <table:table-cell office:value-type="string">
            <text:p>10000-154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1406.20870357712">
            <text:p>1406.2087035771</text:p>
          </table:table-cell>
          <table:table-cell office:value-type="string">
            <text:p>Արմենուհի</text:p>
          </table:table-cell>
          <table:table-cell office:value-type="string">
            <text:p>5000+240</text:p>
          </table:table-cell>
          <table:table-cell office:value-type="float" office:value="37000">
            <text:p>37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011.47186147186">
            <text:p>1011.4718614719</text:p>
          </table:table-cell>
          <table:table-cell office:value-type="string">
            <text:p>Արեգ</text:p>
          </table:table-cell>
          <table:table-cell table:style-name="Default"/>
          <table:table-cell office:value-type="float" office:value="36000">
            <text:p>36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office:value-type="float" office:value="6000">
            <text:p>6000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1406.20870357712">
            <text:p>1406.2087035771</text:p>
          </table:table-cell>
          <table:table-cell table:style-name="ce43" office:value-type="string">
            <text:p>Մանե</text:p>
          </table:table-cell>
          <table:table-cell office:value-type="string">
            <text:p>7000-3800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406.20870357712">
            <text:p>1406.2087035771</text:p>
          </table:table-cell>
          <table:table-cell table:style-name="ce43" office:value-type="string">
            <text:p>Նանե</text:p>
          </table:table-cell>
          <table:table-cell office:value-type="string">
            <text:p>10000-3300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1406.20870357712">
            <text:p>1406.2087035771</text:p>
          </table:table-cell>
          <table:table-cell office:value-type="string">
            <text:p>Հասմիկ Դ․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12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:.F28])" office:value-type="float" office:value="1406.20870357712">
            <text:p>1406.2087035771</text:p>
          </table:table-cell>
          <table:table-cell table:style-name="ce43" office:value-type="string">
            <text:p>Կարեն</text:p>
          </table:table-cell>
          <table:table-cell table:style-name="Default" office:value-type="string">
            <text:p>10000-5050</text:p>
          </table:table-cell>
          <table:table-cell/>
        </table:table-row>
        <table:table-row table:style-name="ro12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A28:.E28])" office:value-type="float" office:value="1406.20870357712">
            <text:p>1406.2087035771</text:p>
          </table:table-cell>
          <table:table-cell office:value-type="string">
            <text:p>Ժոզեֆ</text:p>
          </table:table-cell>
          <table:table-cell office:value-type="float" office:value="6000">
            <text:p>6000</text:p>
          </table:table-cell>
          <table:table-cell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747.117794486216">
            <text:p>747.1177944862</text:p>
          </table:table-cell>
          <table:table-cell table:style-name="ce43" office:value-type="string">
            <text:p>Սարգիս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table:number-columns-repeated="3"/>
          <table:table-cell table:formula="of:=SUM([.B28:.F28])" office:value-type="float" office:value="1406.20870357712">
            <text:p>1406.2087035771</text:p>
          </table:table-cell>
          <table:table-cell table:style-name="ce43" office:value-type="string">
            <text:p>Գենա</text:p>
          </table:table-cell>
          <table:table-cell office:value-type="string">
            <text:p>6000-5500</text:p>
          </table:table-cell>
          <table:table-cell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table:number-columns-repeated="3"/>
          <table:table-cell table:formula="of:=SUM([.D28:.F28])" office:value-type="float" office:value="659.090909090909">
            <text:p>659.0909090909</text:p>
          </table:table-cell>
          <table:table-cell office:value-type="string">
            <text:p>Արման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>
            <text:p>-Sargis</text:p>
          </table:table-cell>
          <table:table-cell table:number-columns-repeated="3"/>
          <table:table-cell table:formula="of:=SUM([.C28:.F28])" office:value-type="float" office:value="1011.47186147186">
            <text:p>1011.4718614719</text:p>
          </table:table-cell>
          <table:table-cell office:value-type="string">
            <text:p>Սերյոժա</text:p>
          </table:table-cell>
          <table:table-cell office:value-type="float" office:value="10000">
            <text:p>1000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1406.20870357712">
            <text:p>1406.2087035771</text:p>
          </table:table-cell>
          <table:table-cell office:value-type="string">
            <text:p>Մհեր</text:p>
          </table:table-cell>
          <table:table-cell office:value-type="string">
            <text:p>13000+54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1406.20870357712">
            <text:p>1406.2087035771</text:p>
          </table:table-cell>
          <table:table-cell office:value-type="string">
            <text:p>Դավիթ</text:p>
          </table:table-cell>
          <table:table-cell office:value-type="string">
            <text:p>12000+540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office:value-type="string">
            <text:p>10000-46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1406.20870357712">
            <text:p>1406.2087035771</text:p>
          </table:table-cell>
          <table:table-cell office:value-type="string">
            <text:p>Հրաչ</text:p>
          </table:table-cell>
          <table:table-cell office:value-type="string">
            <text:p>10000-150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5" office:value-type="string">
            <text:p>Ստեպան</text:p>
          </table:table-cell>
          <table:table-cell table:style-name="Default"/>
          <table:table-cell/>
        </table:table-row>
        <table:table-row table:style-name="ro12">
          <table:table-cell table:number-columns-repeated="7"/>
          <table:table-cell table:formula="of:=SUM([.B28];[.C28];[.E28];[.F28])" office:value-type="float" office:value="747.117794486216">
            <text:p>747.1177944862</text:p>
          </table:table-cell>
          <table:table-cell office:value-type="string">
            <text:p>Վահե</text:p>
          </table:table-cell>
          <table:table-cell office:value-type="float" office:value="7000">
            <text:p>700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1406.20870357712">
            <text:p>1406.2087035771</text:p>
          </table:table-cell>
          <table:table-cell office:value-type="string">
            <text:p>Տաթև</text:p>
          </table:table-cell>
          <table:table-cell office:value-type="float" office:value="3100">
            <text:p>3100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1053.82775119617">
            <text:p>1053.8277511962</text:p>
          </table:table-cell>
          <table:table-cell office:value-type="string">
            <text:p>Մովսես</text:p>
          </table:table-cell>
          <table:table-cell office:value-type="float" office:value="10000">
            <text:p>10000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011.47186147186">
            <text:p>1011.4718614719</text:p>
          </table:table-cell>
          <table:table-cell table:style-name="ce50" office:value-type="string">
            <text:p>Մարինե</text:p>
          </table:table-cell>
          <table:table-cell office:value-type="float" office:value="5900">
            <text:p>5900</text:p>
          </table:table-cell>
          <table:table-cell/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19" office:value-type="float" office:value="0">
            <text:p>0</text:p>
          </table:table-cell>
          <table:table-cell table:style-name="ce2" table:formula="of:=[.F3]/18" office:value-type="float" office:value="0">
            <text:p>0</text:p>
          </table:table-cell>
          <table:table-cell/>
          <table:table-cell table:formula="of:=SUM([.D28])" office:value-type="float" office:value="659.090909090909">
            <text:p>659.0909090909</text:p>
          </table:table-cell>
          <table:table-cell table:style-name="ce55" office:value-type="string">
            <text:p>Մարիամ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8" table:formula="of:=SUM([.B28:.F28])" office:value-type="float" office:value="1406.20870357712">
            <text:p>1406.2087035771</text:p>
          </table:table-cell>
          <table:table-cell office:value-type="string">
            <text:p>Նաիրա</text:p>
          </table:table-cell>
          <table:table-cell table:style-name="Default" office:value-type="string">
            <text:p>7000-130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406.20870357712">
            <text:p>1406.2087035771</text:p>
          </table:table-cell>
          <table:table-cell office:value-type="string">
            <text:p>Թամարա</text:p>
          </table:table-cell>
          <table:table-cell table:style-name="Default" office:value-type="string">
            <text:p>5000-170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30])" office:value-type="float" office:value="29400">
            <text:p>29400</text:p>
          </table:table-cell>
          <table:table-cell table:style-name="Default" table:number-columns-repeated="2"/>
          <table:table-cell/>
        </table:table-row>
        <table:table-row table:style-name="ro12">
          <table:table-cell table:number-columns-repeated="8"/>
          <table:table-cell table:style-name="Default"/>
          <table:table-cell table:style-name="ce35" office:value-type="float" office:value="26000">
            <text:p>2600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2/10/2016</text:date>, <text:time>14:0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2-10T14:04:14</dc:date>
    <meta:editing-duration>P4DT11H47M35S</meta:editing-duration>
    <meta:editing-cycles>1796</meta:editing-cycles>
    <meta:generator>OpenOffice/4.1.1$Unix OpenOffice.org_project/411m6$Build-9775</meta:generator>
    <dc:creator>Hasmik Dabaghyan</dc:creator>
    <meta:document-statistic meta:table-count="11" meta:cell-count="4299" meta:object-count="0"/>
  </office:meta>
</office:document-meta>
</file>